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FX<text:s/>– Links to all the original samples used (for crediting purposes)</text:p>
      <text:p text:style-name="Normal">Broomstick whoosh<text:s/>(on first entry only):<text:s/><text:a xlink:href="http://www.freesound.org/people/Soughtaftersounds/sounds/239649/" office:target-frame-name="_top" xlink:show="replace"><text:span text:style-name="Hyperlink">http://www.freesound.org/people/Soughtaftersounds/sounds/239649/</text:span></text:a></text:p>
      <text:p text:style-name="Normal">Cat projectile (CW):<text:s/><text:a xlink:href="http://www.freesound.org/people/timtube/sounds/61259/" office:target-frame-name="_top" xlink:show="replace"><text:span text:style-name="Hyperlink">http://www.freesound.org/people/timtube/sounds/61259/</text:span></text:a></text:p>
      <text:p text:style-name="Normal">Woodcutter Axe:<text:s/><text:a xlink:href="http://www.freesound.org/people/smokebomb99/sounds/147289/" office:target-frame-name="_top" xlink:show="replace"><text:span text:style-name="Hyperlink">http://www.freesound.org/people/smokebomb99/so</text:span><text:bookmark-start text:name="_Hlt405746619"/><text:bookmark-start text:name="_Hlt405746620"/><text:span text:style-name="Hyperlink">u</text:span><text:bookmark-end text:name="_Hlt405746619"/><text:bookmark-end text:name="_Hlt405746620"/><text:span text:style-name="Hyperlink">nds/147289/</text:span></text:a></text:p>
      <text:p text:style-name="Normal">Troll<text:s/>Head Crusher (T):<text:s/><text:a xlink:href="http://www.freesound.org/people/satanicupsman/sounds/144015/" office:target-frame-name="_top" xlink:show="replace"><text:span text:style-name="Hyperlink">http://www.freesound.org/people/satanicupsman/sounds/144015/</text:span></text:a></text:p>
      <text:p text:style-name="Normal">Huff and Puff:<text:s/><text:a xlink:href="http://www.freesound.org/people/VKProduktion/sounds/215850/" office:target-frame-name="_top" xlink:show="replace"><text:span text:style-name="Hyperlink">http://www.freesound.org/people/VKProduktion/sounds/215850/</text:span></text:a></text:p>
      <text:p text:style-name="Normal">Claw:<text:s/><text:a xlink:href="http://www.freesound.org/people/Hitrison/sounds/216675/" office:target-frame-name="_top" xlink:show="replace"><text:span text:style-name="Hyperlink">http://www.freesound.org/people/Hitrison/sounds/216675/</text:span></text:a></text:p>
      <text:p text:style-name="Normal">Bite:<text:s/><text:a xlink:href="http://www.freesound.org/people/Robinhood76/sounds/161488/" office:target-frame-name="_top" xlink:show="replace"><text:span text:style-name="Hyperlink">http://www.freesound.org/people/Robinhood76/sounds/161488/</text:span></text:a></text:p>
      <text:p text:style-name="Normal">Howl:<text:s/><text:a xlink:href="http://www.freesound.org/people/adrilahan/sounds/172652/" office:target-frame-name="_top" xlink:show="replace"><text:span text:style-name="Hyperlink">http://www.freesound.org/people/adrilahan/sounds/172652/</text:span></text:a></text:p>
      <text:p text:style-name="Normal">Jump (LRRH):<text:s/><text:a xlink:href="http://www.freesound.org/people/martian/sounds/218908/" office:target-frame-name="_top" xlink:show="replace"><text:span text:style-name="Hyperlink">http://www.freesound.org/people/martian/sounds/218908/</text:span></text:a></text:p>
      <text:p text:style-name="Normal">Jump (BBW):<text:s/><text:a xlink:href="http://www.freesound.org/people/Dariachic/sounds/125577/" office:target-frame-name="_top" xlink:show="replace"><text:span text:style-name="Hyperlink">http://www.freesound.org/people/Dariachic/sounds/125577/</text:span></text:a></text:p>
      <text:p text:style-name="Normal">Transforming Light:<text:s/><text:a xlink:href="http://www.freesound.org/people/suntemple/sounds/253178/" office:target-frame-name="_top" xlink:show="replace"><text:span text:style-name="Hyperlink">http://www.freesound.org/people/suntemple/sounds/253178/</text:span></text:a></text:p>
      <text:p text:style-name="Normal">Player Spawn:<text:s/><text:a xlink:href="http://www.freesound.org/people/Werra/sounds/232130/" office:target-frame-name="_top" xlink:show="replace"><text:span text:style-name="Hyperlink">http://www.freesound.org/people/Werra/sounds/232130/</text:span></text:a></text:p>
      <text:p text:style-name="Normal">Reached Exit:<text:s/><text:a xlink:href="http://www.freesound.org/people/Meral/sounds/104588/" office:target-frame-name="_top" xlink:show="replace"><text:span text:style-name="Hyperlink">http://www.freesound.org/people/Meral/sounds/104588/</text:span></text:a></text:p>
      <text:p text:style-name="Normal">BBW Hit:<text:s/><text:a xlink:href="http://www.freesound.org/people/Michel88/sounds/76965/" office:target-frame-name="_top" xlink:show="replace"><text:span text:style-name="Hyperlink">http://www.freesound.org/people/Michel88/sounds/76965/</text:span></text:a></text:p>
      <text:p text:style-name="Normal">BBW Killed:<text:s/><text:a xlink:href="http://www.freesound.org/people/esperri/sounds/118968/" office:target-frame-name="_top" xlink:show="replace"><text:span text:style-name="Hyperlink">http://www.freesound.org/people/esperri/sounds/118968/</text:span></text:a></text:p>
      <text:p text:style-name="Normal">LRRH Hit:<text:s/><text:a xlink:href="http://www.freesound.org/people/MadamVicious/sounds/218190/" office:target-frame-name="_top" xlink:show="replace"><text:span text:style-name="Hyperlink">http://www.freesound.org/people/MadamVicious/sounds/218190/</text:span></text:a></text:p>
      <text:p text:style-name="Normal">LRRH Killed:<text:s/><text:a xlink:href="http://www.freesound.org/people/thanvannispen/sounds/9435/" office:target-frame-name="_top" xlink:show="replace"><text:span text:style-name="Hyperlink">http://www.freesound.org/people/thanvannispen/sounds/9435/</text:span></text:a></text:p>
      <text:p text:style-name="Normal">WC Hit:<text:s/><text:a xlink:href="http://www.freesound.org/people/manuts/sounds/238346/" office:target-frame-name="_top" xlink:show="replace"><text:span text:style-name="Hyperlink">http://www.freesound.org/people/manuts/sounds/238346/</text:span></text:a></text:p>
      <text:p text:style-name="Normal">WC Killed:<text:s/><text:a xlink:href="http://www.freesound.org/people/GabrielaUPF/sounds/220289/" office:target-frame-name="_top" xlink:show="replace"><text:span text:style-name="Hyperlink">http://www.freesound.org/people/GabrielaUPF/sounds/220289/</text:span></text:a></text:p>
      <text:p text:style-name="Normal">CW Hit:<text:s/><text:a xlink:href="http://www.freesound.org/people/MadamVicious/sounds/218190/" office:target-frame-name="_top" xlink:show="replace"><text:span text:style-name="Hyperlink">http://www.freesound.org/people/MadamVicious/sounds/218190/</text:span></text:a></text:p>
      <text:p text:style-name="Normal">CW Killed:<text:s/><text:a xlink:href="http://www.freesound.org/people/Robinhood76/sounds/100896/" office:target-frame-name="_top" xlink:show="replace"><text:span text:style-name="Hyperlink">http://www.freesound.org/people/Robinhood76/sounds/100896/</text:span></text:a></text:p>
      <text:p text:style-name="Normal">T Hit:<text:s/><text:a xlink:href="http://www.freesound.org/people/tschapajew/sounds/103528/" office:target-frame-name="_top" xlink:show="replace"><text:span text:style-name="Hyperlink">http://www.freesound.org/people/tschapajew/sounds/103528/</text:span></text:a></text:p>
      <text:p text:style-name="Normal">T Killed:<text:s/><text:a xlink:href="http://www.freesound.org/people/rendensh/sounds/115887/" office:target-frame-name="_top" xlink:show="replace"><text:span text:style-name="Hyperlink">http://www.freesound.org/people/rendensh/sounds/115887/</text:span></text:a></text:p>
      <text:p text:style-name="Normal">Collapsed Platform<text:s/>(generic melting sound, so could be used for any look?):<text:s/><text:a xlink:href="http://www.freesound.org/people/cmusounddesign/sounds/71883/" office:target-frame-name="_top" xlink:show="replace"><text:span text:style-name="Hyperlink">http://www.freesound.org/people/cmusounddesign/sounds/71883/</text:span></text:a></text:p>
      <text:p text:style-name="Normal"/>
      <text:p text:style-name="Normal"/>
      <text:p text:style-name="Normal">Music<text:s/>– These are probably the most fitting tracks made available by Robert del Naja:</text:p>
      <text:p text:style-name="Normal">Creepy Woods:</text:p>
      <text:p text:style-name="Normal">Ludum Dare - Robert del Naja - The Shovel (RAW)</text:p>
      <text:p text:style-name="Normal">Cold Castle:</text:p>
      <text:p text:style-name="Normal">Ludum Dare - Robert del Naja - DT3 (RAW)</text:p>
      <text:p text:style-name="Normal">Towering Beanstalk:</text:p>
      <text:p text:style-name="Normal">Ludum Dare - Robert del Naja - VC (RAW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aura</meta:initial-creator>
    <dc:creator>Laura</dc:creator>
    <meta:creation-date>2014-12-07T19:13:00Z</meta:creation-date>
    <dc:date>2014-12-07T22:57:00Z</dc:date>
    <meta:template xlink:href="Normal" xlink:type="simple"/>
    <meta:editing-cycles>2</meta:editing-cycles>
    <meta:editing-duration>PT13440S</meta:editing-duration>
    <meta:document-statistic meta:page-count="2" meta:paragraph-count="7" meta:word-count="577" meta:character-count="3859" meta:row-count="27" meta:non-whitespace-character-count="3289"/>
  </office:meta>
</office:document-meta>
</file>